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c1b5" officeooo:paragraph-rsid="0008c1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Sería posible lanzar una simulacion desde Icestudio del proyecto de forma que se compruebe que el diseño hace lo que se espera, por ejemplo, encendiendo/apagando un dibujo del led on/off.</text:p>
      <text:p text:style-name="P1">2) sería posible hacer 'debugging' de una simulacion desde Icestudio, con puntos de ruptura (breakpoints) o comprobar el valor de las variables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9S</meta:editing-duration>
    <meta:editing-cycles>3</meta:editing-cycles>
    <meta:generator>LibreOffice/5.4.3.2$Windows_X86_64 LibreOffice_project/92a7159f7e4af62137622921e809f8546db437e5</meta:generator>
    <dc:date>2018-09-24T23:29:56.451000000</dc:date>
    <meta:document-statistic meta:table-count="0" meta:image-count="0" meta:object-count="0" meta:page-count="1" meta:paragraph-count="2" meta:word-count="53" meta:character-count="336" meta:non-whitespace-character-count="285"/>
    <meta:user-defined meta:name="Info 1"/>
    <meta:user-defined meta:name="Info 2"/>
    <meta:user-defined meta:name="Info 3"/>
    <meta:user-defined meta:name="Info 4"/>
  </office:meta>
</office:document-meta>
</file>